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463157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3fd1c6" officeooo:paragraph-rsid="0041ae79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3fd1c6" officeooo:paragraph-rsid="004a84a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3d2e6d" officeooo:paragraph-rsid="0041ae79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3d2e6d" officeooo:paragraph-rsid="004717f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style:text-underline-style="none" fo:font-weight="bold" officeooo:rsid="00200af4" officeooo:paragraph-rsid="0064c82f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style:text-underline-style="none" fo:font-weight="bold" officeooo:rsid="001708df" officeooo:paragraph-rsid="006e4fab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1708df" officeooo:paragraph-rsid="006e4fab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fo:font-weight="bold" officeooo:rsid="003fd1c6" officeooo:paragraph-rsid="004a84a8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fo:font-weight="bold" officeooo:rsid="003fd1c6" officeooo:paragraph-rsid="006e4fab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fo:font-weight="bold" officeooo:rsid="003d2e6d" officeooo:paragraph-rsid="006e4fab" style:font-size-asian="9pt" style:font-weight-asian="bold" style:font-size-complex="9pt" style:font-weight-complex="bold"/>
    </style:style>
    <style:style style:name="T1" style:family="text">
      <style:text-properties officeooo:rsid="0016ab7f"/>
    </style:style>
    <style:style style:name="T2" style:family="text">
      <style:text-properties officeooo:rsid="00200af4"/>
    </style:style>
    <style:style style:name="T3" style:family="text">
      <style:text-properties officeooo:rsid="002a8c26"/>
    </style:style>
    <style:style style:name="T4" style:family="text">
      <style:text-properties officeooo:rsid="00377b4e"/>
    </style:style>
    <style:style style:name="T5" style:family="text">
      <style:text-properties style:text-underline-style="solid" style:text-underline-width="auto" style:text-underline-color="font-color" officeooo:rsid="003d2e6d"/>
    </style:style>
    <style:style style:name="T6" style:family="text">
      <style:text-properties style:text-underline-style="solid" style:text-underline-width="auto" style:text-underline-color="font-color" officeooo:rsid="003ecac0"/>
    </style:style>
    <style:style style:name="T7" style:family="text">
      <style:text-properties style:text-underline-style="solid" style:text-underline-width="auto" style:text-underline-color="font-color" officeooo:rsid="0041ae79"/>
    </style:style>
    <style:style style:name="T8" style:family="text">
      <style:text-properties officeooo:rsid="003d2e6d"/>
    </style:style>
    <style:style style:name="T9" style:family="text">
      <style:text-properties officeooo:rsid="003ecac0"/>
    </style:style>
    <style:style style:name="T10" style:family="text">
      <style:text-properties officeooo:rsid="003fd1c6"/>
    </style:style>
    <style:style style:name="T11" style:family="text">
      <style:text-properties officeooo:rsid="0041ae79"/>
    </style:style>
    <style:style style:name="T12" style:family="text">
      <style:text-properties style:text-underline-style="none" officeooo:rsid="003d2e6d"/>
    </style:style>
    <style:style style:name="T13" style:family="text">
      <style:text-properties style:text-underline-style="none" fo:font-weight="normal" officeooo:rsid="0041ae79" style:font-weight-asian="normal" style:font-weight-complex="normal"/>
    </style:style>
    <style:style style:name="T14" style:family="text">
      <style:text-properties style:text-underline-style="none" fo:font-weight="normal" officeooo:rsid="004a1db5" style:font-weight-asian="normal" style:font-weight-complex="normal"/>
    </style:style>
    <style:style style:name="T15" style:family="text">
      <style:text-properties officeooo:rsid="00463157"/>
    </style:style>
    <style:style style:name="T16" style:family="text">
      <style:text-properties officeooo:rsid="005cffe4"/>
    </style:style>
    <style:style style:name="T17" style:family="text">
      <style:text-properties fo:font-size="6pt" officeooo:rsid="0041ae79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.15cm" fo:border="0.11pt solid #000000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URBO (canapésystem)</text:span><text:span text:style-name="T12"> <text:s text:c="6"/></text:span><text:span text:style-name="T14">Bengt</text:span><text:span text:style-name="T13">-Stefan</text:span></text:p>
      <text:p text:style-name="P1"><draw:frame draw:style-name="fr1" draw:name="Frame1" text:anchor-type="char" svg:x="0.146cm" svg:y="0.25cm" svg:width="6.907cm" draw:z-index="0"><draw:text-box fo:min-height="1.071cm"><text:p text:style-name="P4"><text:span text:style-name="T11">OBS! 1RU/1HJ/1SP/2KL kan vara 4korts <text:line-break/> <text:s text:c="7"/>med </text:span><text:span text:style-name="T7">längre</text:span><text:span text:style-name="T11"> sidofärg</text:span>!<text:line-break/> <text:s text:c="4"/><text:span text:style-name="T11">1NT lovar </text:span><text:span text:style-name="T7">ej</text:span><text:span text:style-name="T11"> balanserad hand!</text:span></text:p></draw:text-box></draw:frame><text:line-break/><text:line-break/><text:line-break/><text:line-break/></text:p>
      <text:p text:style-name="P3"><text:span text:style-name="T11"><text:line-break/></text:span><text:span text:style-name="T17"><text:line-break/></text:span><text:span text:style-name="T11">1KL: 16+, krav. Konv forts.</text:span></text:p>
      <text:p text:style-name="P5"/>
      <text:p text:style-name="P1">1RU: <text:span text:style-name="T8">2+ru. Ca 13-18:<text:line-break/> <text:s text:c="4"/>a) 13-15(16) bal el 4441.<text:line-break/> <text:s text:c="4"/>b) 13-15, minst 4ru och 5+sidofärg.</text:span></text:p>
      <text:p text:style-name="P6"><text:s text:c="5"/>c) <text:span text:style-name="T15">13-15, minst 5ru och 4kl.<text:line-break/> <text:s text:c="4"/>d) 16+, enfärgad 6+ru. &gt;4förlorare.<text:line-break/> <text:s text:c="4"/>e) (Semi)solid 6+ruter, ca 7 spelstick.<text:line-break/></text:span></text:p>
      <text:p text:style-name="P2">1<text:span text:style-name="T3">HJ, 1SP</text:span>: <text:span text:style-name="T9">4+färg. 10-15:<text:line-break/> <text:s text:c="4"/>a) 10-12 bal.</text:span></text:p>
      <text:p text:style-name="P2"><text:span text:style-name="T9"><text:s text:c="5"/>b) 12-15, 6+hö.<text:line-break/> <text:s text:c="4"/>c) 10-15, minst 4hö och 5+sidofärg.<text:line-break/> <text:s text:c="4"/>d) 13-15, minst 6hö+4kl.<text:line-break/></text:span><text:line-break/>1NT: <text:span text:style-name="T9">10-13 utan 4hö. Minst 4kl </text:span><text:span text:style-name="T6">eller</text:span><text:span text:style-name="T9"> 5ru.<text:line-break/> <text:s text:c="4"/>OBS! Lovar </text:span><text:span text:style-name="T6">ej</text:span><text:span text:style-name="T9"> balans!</text:span></text:p>
      <text:p text:style-name="P1"/>
      <text:p text:style-name="P1"><text:span text:style-name="T9">2KL: 4+kl, ca 13-15.<text:line-break/> <text:s text:c="4"/>a) Minst 4kl och 5+hö.<text:line-break/> <text:s text:c="4"/>b) Minst 4kl och 6+ru.<text:line-break/> <text:s text:c="4"/>c) 13-15. 7+klöver.<text:line-break/> <text:s text:c="4"/>d) (Semi)solid 6+kl, ca 7 spelstick.<text:line-break/><text:line-break/></text:span>2RU: <text:span text:style-name="T9">Multi-variant:</text:span><text:line-break/> <text:s text:c="4"/><text:span text:style-name="T4">a) <text:s/>8-11, minst 5korts högfärg.<text:line-break/> <text:s text:c="4"/>b) 13-15, spelstark 5hö+5ru.<text:line-break/><text:line-break/>2HÖ: 10-13. Minst 5hö och 4lå.</text:span></text:p>
      <text:p text:style-name="P1"><text:span text:style-name="T1"><text:s text:c="11"/>(Inkl 6-4 och 5-5.)<text:line-break/><text:line-break/></text:span>2NT: <text:span text:style-name="T10">13-15</text:span>. <text:span text:style-name="T10">Enfärgad 6+lå.<text:line-break/><text:line-break/>3NT: Minst 6hö+5ru.</text:span></text:p>
      <text:p text:style-name="P1"><text:line-break/>Mot 1NT: <text:span text:style-name="T16">Pagan.<text:line-break/></text:span></text:p>
      <text:p text:style-name="P1">Utspel: 10-12. <text:s/></text:p>
      <text:p text:style-name="P1">Markeringar: Schneider, Malmö, <text:span text:style-name="T2">Lav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5">TURBO (canapésystem)</text:span><text:span text:style-name="T12"> <text:s text:c="6"/></text:span><text:span text:style-name="T14">Bengt</text:span><text:span text:style-name="T13">-Stefan</text:span></text:p>
      <text:p text:style-name="P10"><draw:frame draw:style-name="fr1" draw:name="Frame2" text:anchor-type="char" svg:x="0.146cm" svg:y="0.25cm" svg:width="6.907cm" draw:z-index="1"><draw:text-box fo:min-height="1.071cm"><text:p text:style-name="P4"><text:span text:style-name="T11">OBS! 1RU/1HJ/1SP/2KL kan vara 4korts <text:line-break/> <text:s text:c="7"/>med </text:span><text:span text:style-name="T7">längre</text:span><text:span text:style-name="T11"> sidofärg</text:span>!<text:line-break/> <text:s text:c="4"/><text:span text:style-name="T11">1NT lovar </text:span><text:span text:style-name="T7">ej</text:span><text:span text:style-name="T11"> balanserad hand!</text:span></text:p></draw:text-box></draw:frame><text:line-break/><text:line-break/><text:line-break/><text:line-break/></text:p>
      <text:p text:style-name="P12"><text:span text:style-name="T11"><text:line-break/></text:span><text:span text:style-name="T17"><text:line-break/></text:span><text:span text:style-name="T11">1KL: 16+, krav. Konv forts.</text:span></text:p>
      <text:p text:style-name="P13"/>
      <text:p text:style-name="P10">1RU: <text:span text:style-name="T8">2+ru. Ca 13-18:<text:line-break/> <text:s text:c="4"/>a) 13-15(16) bal el 4441.<text:line-break/> <text:s text:c="4"/>b) 13-15, minst 4ru och 5+sidofärg.</text:span></text:p>
      <text:p text:style-name="P13"><text:s text:c="5"/>c) <text:span text:style-name="T15">13-15, minst 5ru och 4kl.<text:line-break/> <text:s text:c="4"/>d) 16+, enfärgad 6+ru. &gt;4förlorare.<text:line-break/> <text:s text:c="4"/>e) (Semi)solid 6+ruter, ca 7 spelstick.<text:line-break/></text:span></text:p>
      <text:p text:style-name="P10">1<text:span text:style-name="T3">HJ, 1SP</text:span>: <text:span text:style-name="T9">4+färg. 10-15:<text:line-break/> <text:s text:c="4"/>a) 10-12 bal.</text:span></text:p>
      <text:p text:style-name="P10"><text:span text:style-name="T9"><text:s text:c="5"/>b) 12-15, 6+hö.<text:line-break/> <text:s text:c="4"/>c) 10-15, minst 4hö och 5+sidofärg.<text:line-break/> <text:s text:c="4"/>d) 13-15, minst 6hö+4kl.<text:line-break/></text:span><text:line-break/>1NT: <text:span text:style-name="T9">10-13 utan 4hö. Minst 4kl </text:span><text:span text:style-name="T6">eller</text:span><text:span text:style-name="T9"> 5ru.<text:line-break/> <text:s text:c="4"/>OBS! Lovar </text:span><text:span text:style-name="T6">ej</text:span><text:span text:style-name="T9"> balans!</text:span></text:p>
      <text:p text:style-name="P10"/>
      <text:p text:style-name="P10"><text:span text:style-name="T9">2KL: 4+kl, ca 13-15.<text:line-break/> <text:s text:c="4"/>a) Minst 4kl och 5+hö.<text:line-break/> <text:s text:c="4"/>b) Minst 4kl och 6+ru.<text:line-break/> <text:s text:c="4"/>c) 13-15. 7+klöver.<text:line-break/> <text:s text:c="4"/>d) (Semi)solid 6+kl, ca 7 spelstick.<text:line-break/><text:line-break/></text:span>2RU: <text:span text:style-name="T9">Multi-variant:</text:span><text:line-break/> <text:s text:c="4"/><text:span text:style-name="T4">a) <text:s/>8-11, minst 5korts högfärg.<text:line-break/> <text:s text:c="4"/>b) 13-15, spelstark 5hö+5ru.<text:line-break/><text:line-break/>2HÖ: 10-13. Minst 5hö och 4lå.</text:span></text:p>
      <text:p text:style-name="P10"><text:span text:style-name="T1"><text:s text:c="11"/>(Inkl 6-4 och 5-5.)<text:line-break/><text:line-break/></text:span>2NT: <text:span text:style-name="T10">13-15</text:span>. <text:span text:style-name="T10">Enfärgad 6+lå.<text:line-break/><text:line-break/>3NT: Minst 6hö+5ru.</text:span></text:p>
      <text:p text:style-name="P10"><text:line-break/>Mot 1NT: <text:span text:style-name="T16">Pagan.<text:line-break/></text:span></text:p>
      <text:p text:style-name="P10">Utspel: 10-12. <text:s/></text:p>
      <text:p text:style-name="P9">Markeringar: Schneider, Malmö, <text:span text:style-name="T2">Lav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09-13T21:45:17.092000000</meta:print-date>
    <dc:date>2018-09-13T21:45:40.169000000</dc:date>
    <meta:editing-duration>P1DT7M56S</meta:editing-duration>
    <meta:editing-cycles>95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6" meta:word-count="290" meta:character-count="2006" meta:non-whitespace-character-count="1484"/>
  </office:meta>
</office:document-meta>
</file>